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jogos dos times da serie C 20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row table:style-name="ro1"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adversario</text:p>
          </table:table-cell>
          <table:table-cell table:style-name="ce3" office:value-type="string" calcext:value-type="string">
            <text:p>gols_marcados</text:p>
          </table:table-cell>
          <table:table-cell table:style-name="ce3" office:value-type="string" calcext:value-type="string">
            <text:p>gols_sofridos</text:p>
          </table:table-cell>
          <table:table-cell table:style-name="ce3" office:value-type="string" calcext:value-type="string">
            <text:p>saldo_de_gols</text:p>
          </table:table-cell>
          <table:table-cell table:style-name="ce3" office:value-type="string" calcext:value-type="string">
            <text:p>mando_de_jogo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campeonato</text:p>
          </table:table-cell>
          <table:table-cell table:style-name="ce3" office:value-type="string" calcext:value-type="string">
            <text:p>mese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pontos_ganhos</text:p>
          </table:table-cell>
          <table:table-cell table:style-name="ce3" office:value-type="string" calcext:value-type="string">
            <text:p>qtd_unidade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jacuipen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corissab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parnahyb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river p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]-[.D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comercial p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4 de julh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fluminense 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]-[.D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corissa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]-[.D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parnahy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river p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1]-[.D1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comercial 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-[.D1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4 de jul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]-[.D1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fluminense p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]-[.D1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fluminense 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fluminense 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6]-[.D1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figueir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]-[.D1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confian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]-[.D1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mana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]-[.D1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ypiranga 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0]-[.D2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aparecid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1]-[.D2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2]-[.D2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são josé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3]-[.D23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flores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]-[.D2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amazo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5]-[.D2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pouso aleg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-[.D2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nautico 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-[.D2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-[.D2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-[.D2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botafogo p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]-[.D3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 </text:p>
          </table:table-cell>
          <table:table-cell office:value-type="string" calcext:value-type="string">
            <text:p>julh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volta redon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1]-[.D3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-[.D3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brusq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3]-[.D33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4]-[.D3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rem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5]-[.D3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manau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6]-[.D3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rio neg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-[.D3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parinti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8]-[.D38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irandub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39]-[.D39]" office:value-type="float" office:value="7" calcext:value-type="float">
            <text:p>7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operario 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0]-[.D40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nacional a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1]-[.D4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]-[.D4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princesa do solimo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]-[.D4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operario 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4]-[.D4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operario 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5]-[.D4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nacional 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]-[.D4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nacional 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]-[.D4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manaua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8]-[.D4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manaua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]-[.D4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brus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0]-[.D5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america 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1]-[.D5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re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2]-[.D5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operario p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3]-[.D5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flores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4]-[.D5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confianc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5]-[.D5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6]-[.D5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mana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7]-[.D5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alt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8]-[.D5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]-[.D5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pouso aleg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0]-[.D6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1]-[.D6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62]-[.D62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ypiranga r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3]-[.D6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]-[.D6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aparecid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]-[.D6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6]-[.D6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são josé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D6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]-[.D6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9]-[.D6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-[.D7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volta redon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1]-[.D7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volta redon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2]-[.D72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paysand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-[.D7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botafogo p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4]-[.D7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brusqu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5]-[.D7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brusq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6]-[.D7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moto club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cs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potyguar c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]-[.D8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santa cruz r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81]-[.D81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lecr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2]-[.D82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lecr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3]-[.D8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santa cruz 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4]-[.D8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potyguar c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5]-[.D85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6]-[.D8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santa cruz 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7]-[.D87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iguat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]-[.D8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potiguar de mossoró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9]-[.D89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santa cruz 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0]-[.D90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potiguar de mossoró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1]-[.D9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2]-[.D92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ypiranga 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3]-[.D9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]-[.D9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5]-[.D9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i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96]-[.D9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D9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i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volta redon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98]-[.D9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D9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operario 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0]-[.D10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rem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D10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brusq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2]-[.D10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]-[.D10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4]-[.D10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são 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5]-[.D10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6]-[.D10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7]-[.D10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-[.D10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9]-[.D10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10]-[.D110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pouso aleg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1]-[.D11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aparecid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-[.D11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 rn</text:p>
          </table:table-cell>
          <table:table-cell office:value-type="string" calcext:value-type="string">
            <text:p>flores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]-[.D11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goi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]-[.D11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goiane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5]-[.D11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gremio anapol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6]-[.D11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goia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7]-[.D11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inhum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8]-[.D118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atletico 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19]-[.D11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morrinh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0]-[.D12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cr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1]-[.D12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anapol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-[.D12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ipo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23]-[.D12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vila nova g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4]-[.D12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cra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5]-[.D125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cra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6]-[.D12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atletico 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27]-[.D12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atletico 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28]-[.D128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oiano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29]-[.D12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0]-[.D13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nautico 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1]-[.D131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2]-[.D13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al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3]-[.D13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ypiranga 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]-[.D13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brusq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5]-[.D135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6]-[.D13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7]-[.D13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8]-[.D13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9]-[.D13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são josé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40]-[.D14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1]-[.D14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pouso aleg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2]-[.D14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flores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-[.D14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D14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confian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5]-[.D14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D14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recidense</text:p>
          </table:table-cell>
          <table:table-cell office:value-type="string" calcext:value-type="string">
            <text:p>volta redond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47]-[.D14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retrô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8]-[.D14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anta cruz 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ampinens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51]-[.D15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trez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2]-[.D15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queimad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3]-[.D15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uto esp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4]-[.D15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erra branc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5]-[.D15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]-[.D15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ão paulo cryst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7]-[.D15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guia de marab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58]-[.D15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nacional p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9]-[.D159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o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60]-[.D16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61]-[.D161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operario p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62]-[.D16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re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63]-[.D16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64]-[.D16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pouso alegr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5]-[.D16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figueir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66]-[.D16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flores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7]-[.D16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-[.D16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volta redon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9]-[.D16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0]-[.D17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paysand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71]-[.D17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2]-[.D17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brus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3]-[.D17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parecid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74]-[.D17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l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5]-[.D17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mana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6]-[.D17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7]-[.D17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8]-[.D17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onfianc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79]-[.D17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ypiranga 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80]-[.D18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mazon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81]-[.D18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2]-[.D18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3]-[.D18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paysand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84]-[.D18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5]-[.D18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6]-[.D18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marcilio di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recopa catarinense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bar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88]-[.D188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tletico s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9]-[.D18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hercilio lu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90]-[.D19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join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1]-[.D19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ricium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2]-[.D19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oncord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3]-[.D19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vaí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4]-[.D19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marcilio di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5]-[.D19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maril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96]-[.D196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ambori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7]-[.D19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hapeco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8]-[.D19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figueiren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99]-[.D19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0]-[.D20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oncord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1]-[.D20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oncor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02]-[.D20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bar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03]-[.D20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barr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04]-[.D20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rici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5]-[.D20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rici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6]-[.D20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abr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7]-[.D20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pous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8]-[.D20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volta redond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09]-[.D20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0]-[.D21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são josé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1]-[.D21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rem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2]-[.D21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pareciden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13]-[.D213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merica 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4]-[.D21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5]-[.D21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flores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16]-[.D21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paysand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17]-[.D217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botafogo p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18]-[.D21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confian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19]-[.D219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mana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20]-[.D220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1]-[.D22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ypiranga 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22]-[.D22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lt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23]-[.D223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24]-[.D22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5]-[.D22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são josé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6]-[.D22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7]-[.D22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operario 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28]-[.D22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operario p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9]-[.D22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são bernar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0]-[.D23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1]-[.D23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2]-[.D23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33]-[.D23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o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4]-[.D23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erroviario 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merica de própr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36]-[.D236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tletico glori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37]-[.D23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itabaia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8]-[.D238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estanc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39]-[.D23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ergi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0]-[.D24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rei paulist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1]-[.D24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doren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42]-[.D24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lagar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43]-[.D24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alc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44]-[.D24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lagart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5]-[.D24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lagar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46]-[.D24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itabaia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47]-[.D24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itabaia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48]-[.D248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49]-[.D24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lt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50]-[.D25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1]-[.D25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52]-[.D25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3]-[.D25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mazo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54]-[.D25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pouso alegr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5]-[.D25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56]-[.D25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merica 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7]-[.D25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manau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58]-[.D25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ypiranga 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9]-[.D25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volta redon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0]-[.D26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brusqu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261]-[.D261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operario 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2]-[.D26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ão 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63]-[.D26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lores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64]-[.D26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parecid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5]-[.D26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botafogo p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66]-[.D26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7]-[.D26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potiguar de mossoró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68]-[.D26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merica r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0]-[.D27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1]-[.D27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fluminense p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2]-[.D27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uzeiro 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3]-[.D27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muric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74]-[.D274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75]-[.D27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6]-[.D27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vitoria 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77]-[.D27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deportivo alian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78]-[.D27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uzeiro 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9]-[.D27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ferroviario 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0]-[.D28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zum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1]-[.D28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fortalez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282]-[.D282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sampaio corre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3]-[.D28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oruri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4]-[.D28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tuna lu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5]-[.D28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6]-[.D28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muric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87]-[.D28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tletico 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8]-[.D28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89]-[.D28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rus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0]-[.D29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miguelen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91]-[.D291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sport 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92]-[.D292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oruri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3]-[.D29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4]-[.D29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internacional 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95]-[.D29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internacional 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96]-[.D29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7]-[.D29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ypiranga 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8]-[.D29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flores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99]-[.D299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rusqu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0]-[.D30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01]-[.D30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02]-[.D30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mana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03]-[.D30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4]-[.D30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parecid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05]-[.D30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6]-[.D30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volta redond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07]-[.D30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figueir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08]-[.D30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são jos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09]-[.D30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0]-[.D31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pouso aleg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11]-[.D31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2]-[.D31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13]-[.D31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rem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4]-[.D31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5]-[.D31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tletico s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6]-[.D31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oncord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7]-[.D31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joinvil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18]-[.D31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hapeco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9]-[.D31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320]-[.D320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marcilio di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21]-[.D32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ambori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22]-[.D32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bar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23]-[.D323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rici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24]-[.D32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hercilio lu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5]-[.D32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brusq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326]-[.D32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hercilio lu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27]-[.D32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hercilio luz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8]-[.D32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tarinense</text:p>
          </table:table-cell>
          <table:table-cell office:value-type="string" calcext:value-type="string">
            <text:p>marc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9]-[.D32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paysand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30]-[.D33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1]-[.D33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parecid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32]-[.D33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33]-[.D33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são bern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4]-[.D33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ypiranga 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35]-[.D33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pouso aleg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36]-[.D33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brus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7]-[.D33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rem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38]-[.D33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operario p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9]-[.D33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0]-[.D34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41]-[.D34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flores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2]-[.D34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43]-[.D34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merica 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44]-[.D344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345]-[.D34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volta redon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46]-[.D34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mana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7]-[.D34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joinvil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48]-[.D348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agost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hercilio lu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9]-[.D34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setemb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hapeco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50]-[.D35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setembr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bar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51]-[.D351]" office:value-type="float" office:value="5" calcext:value-type="float">
            <text:p>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naca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352]-[.D35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setembr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inter de l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53]-[.D35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outub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ava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54]-[.D35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outub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marcilio dia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55]-[.D35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outub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concord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56]-[.D35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santa catarina</text:p>
          </table:table-cell>
          <table:table-cell office:value-type="string" calcext:value-type="string">
            <text:p>outub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pague men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57]-[.D35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crate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58]-[.D35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cra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59]-[.D35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fevereir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horizont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60]-[.D36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pacatu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61]-[.D36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marc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itapipo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62]-[.D36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tiradent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363]-[.D363]" office:value-type="float" office:value="4" calcext:value-type="float">
            <text:p>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Guarany de Sob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64]-[.D36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ica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65]-[.D36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pacatu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6]-[.D36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marc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pacatub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67]-[.D36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marc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ica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68]-[.D36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horizon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69]-[.D36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abri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Guarany de Sob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70]-[.D370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 serie b</text:p>
          </table:table-cell>
          <table:table-cell office:value-type="string" calcext:value-type="string">
            <text:p>abri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71]-[.D37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volta redon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72]-[.D37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73]-[.D373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74]-[.D37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75]-[.D37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76]-[.D37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são bernar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77]-[.D37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78]-[.D37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79]-[.D37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brusq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80]-[.D38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rem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1]-[.D38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pouso aleg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2]-[.D38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3]-[.D38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figueir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84]-[.D38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aparecid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5]-[.D38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confian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86]-[.D38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ypiranga 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87]-[.D38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mana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8]-[.D38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loresta</text:p>
          </table:table-cell>
          <table:table-cell office:value-type="string" calcext:value-type="string">
            <text:p>america 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9]-[.D38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arintin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0]-[.D39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operario 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1]-[.D39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rio negr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2]-[.D39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rincesa do solimo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3]-[.D39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manaua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4]-[.D39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irandu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5]-[.D39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rincesa do solimo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96]-[.D39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7]-[.D39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cambori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8]-[.D39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nacional a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9]-[.D39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nacional 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400]-[.D40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nacional 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1]-[.D40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nautico 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02]-[.D40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03]-[.D40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al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4]-[.D40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05]-[.D40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ypiranga 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06]-[.D40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7]-[.D40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08]-[.D40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09]-[.D40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são josé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410]-[.D410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confianc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11]-[.D41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aparecid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12]-[.D41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america 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13]-[.D41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4]-[.D41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brusq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15]-[.D415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botafogo p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16]-[.D41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ouso aleg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7]-[.D41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rem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18]-[.D41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flores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9]-[.D41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figueir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0]-[.D42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aruaru c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anta cruz p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23]-[.D42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belo jard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24]-[.D42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tletico 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5]-[.D42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retrô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26]-[.D42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port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7]-[.D42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r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28]-[.D42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fog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29]-[.D42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port p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30]-[.D43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fluminense p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31]-[.D43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ampaio cor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2]-[.D43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vitoria b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33]-[.D43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fortale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34]-[.D43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5]-[.D43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port 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36]-[.D43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vila nova 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37]-[.D43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algue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38]-[.D438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magu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39]-[.D43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ferroviario 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40]-[.D44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441]-[.D44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petrol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2]-[.D44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algueir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43]-[.D44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abri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ruzeiro m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4]-[.D44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ruzeiro m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45]-[.D44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46]-[.D44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ão josé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47]-[.D44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pareciden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48]-[.D44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flores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449]-[.D44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0]-[.D45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pouso aleg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1]-[.D45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volta redon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52]-[.D45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onfianc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53]-[.D45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4]-[.D45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55]-[.D45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l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6]-[.D45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ypiranga r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57]-[.D45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figueir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58]-[.D45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rem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9]-[.D45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operario p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60]-[.D46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1]-[.D46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paysand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62]-[.D46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brusqu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63]-[.D46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64]-[.D46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cian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65]-[.D46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zuri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6]-[.D46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são jose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67]-[.D46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londri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68]-[.D46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maring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69]-[.D46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ruk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70]-[.D47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cascav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71]-[.D47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rio branco p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72]-[.D47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tletico p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473]-[.D47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foz do iguac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74]-[.D47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coritib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75]-[.D475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operario 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6]-[.D47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ruk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77]-[.D47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ruk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78]-[.D478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casca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79]-[.D47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naense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cascav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80]-[.D48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81]-[.D48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mana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82]-[.D48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83]-[.D48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84]-[.D48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pouso aleg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5]-[.D48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6]-[.D48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87]-[.D48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88]-[.D48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ypiranga 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89]-[.D489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parecid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0]-[.D49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figueir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91]-[.D49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re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92]-[.D49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3]-[.D49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4]-[.D49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5]-[.D49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6]-[.D49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volta redond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7]-[.D49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al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8]-[.D49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brus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9]-[.D49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00]-[.D50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são jos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01]-[.D50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brusq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502]-[.D50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brus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03]-[.D50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04]-[.D50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pr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5]-[.D50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america m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506]-[.D506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democrata de sete lago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7]-[.D50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patrocinen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08]-[.D50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cruzeiro m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9]-[.D50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tomb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0]-[.D51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democrata de governador valada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11]-[.D51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fever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ipating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2]-[.D51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cald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3]-[.D51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tombens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14]-[.D51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tomb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15]-[.D51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6]-[.D51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brus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7]-[.D51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são bernar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18]-[.D518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9]-[.D51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20]-[.D52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nautico 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21]-[.D52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confianc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2]-[.D52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figueir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23]-[.D52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24]-[.D524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25]-[.D52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26]-[.D52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flores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27]-[.D52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ypiranga 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28]-[.D52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aparecid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29]-[.D52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30]-[.D53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mana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31]-[.D53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32]-[.D53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33]-[.D53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uso alegre</text:p>
          </table:table-cell>
          <table:table-cell office:value-type="string" calcext:value-type="string">
            <text:p>são jos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34]-[.D53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itupirang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35]-[.D53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tapaj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36]-[.D536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eal ariquem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537]-[.D537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astanh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38]-[.D53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bragantino 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39]-[.D53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ae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40]-[.D54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princesa do solimo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41]-[.D54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independente p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542]-[.D54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tuna lu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43]-[.D54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princesa do solimo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44]-[.D54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45]-[.D54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e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46]-[.D54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e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47]-[.D54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fluminense r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48]-[.D54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tuna lus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549]-[.D549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tuna lus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50]-[.D55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guia de mara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1]-[.D55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fluminense r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52]-[.D552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guia de marab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53]-[.D55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parecid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54]-[.D55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55]-[.D55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ypiranga 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556]-[.D556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am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57]-[.D55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goi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58]-[.D558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i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9]-[.D55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ame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60]-[.D56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i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volta redon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61]-[.D561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goi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62]-[.D56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3]-[.D56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operario p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4]-[.D56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5]-[.D56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flore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66]-[.D56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botafogo 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567]-[.D56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brusq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68]-[.D568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mazon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69]-[.D56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re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0]-[.D57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1]-[.D57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72]-[.D57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73]-[.D57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nautico p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74]-[.D57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pouso aleg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75]-[.D57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6]-[.D57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volta redond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77]-[.D57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8]-[.D57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9]-[.D57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botafogo p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80]-[.D58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81]-[.D58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andu</text:p>
          </table:table-cell>
          <table:table-cell office:value-type="string" calcext:value-type="string">
            <text:p>volta redon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82]-[.D58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independente 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83]-[.D58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ão francisco 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4]-[.D58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guia de mara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85]-[.D58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vitoria 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6]-[.D58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amet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87]-[.D58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 </text:p>
          </table:table-cell>
          <table:table-cell office:value-type="string" calcext:value-type="string">
            <text:p>humai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588]-[.D588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tuna lu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89]-[.D58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ão luiz 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90]-[.D59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tapaj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91]-[.D59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ão raimundo 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92]-[.D59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astanh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93]-[.D59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ão raimundo r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594]-[.D594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5]-[.D59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96]-[.D59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97]-[.D59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orinthians s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98]-[.D598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ae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99]-[.D599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ae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00]-[.D60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am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01]-[.D60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orinthians s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02]-[.D60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amet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603]-[.D603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ão bernar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04]-[.D60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05]-[.D60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06]-[.D60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guia de mara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07]-[.D60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ão jos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08]-[.D60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guia de mara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09]-[.D60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onfian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0]-[.D61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brusqu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11]-[.D61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2]-[.D61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pareciden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13]-[.D613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ouso aleg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14]-[.D61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figueir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15]-[.D61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flores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6]-[.D61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operario 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17]-[.D61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18]-[.D61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9]-[.D61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ypiranga 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20]-[.D62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volta redon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21]-[.D62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mana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2]-[.D62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23]-[.D62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lt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24]-[.D62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internacional de limei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25]-[.D625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bragantino s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6]-[.D62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san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7]-[.D62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mirass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628]-[.D62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são ben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29]-[.D62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ferrovia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0]-[.D63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corinthians s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31]-[.D63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guaran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632]-[.D632]" office:value-type="float" office:value="4" calcext:value-type="float">
            <text:p>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botafogo 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33]-[.D63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fevereir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itu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34]-[.D63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são paulo 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35]-[.D63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nautico 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6]-[.D63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agua san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7]-[.D63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palmeir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8]-[.D63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rem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39]-[.D63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aparecid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40]-[.D64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pouso aleg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41]-[.D641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confianc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42]-[.D64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3]-[.D64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44]-[.D64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flores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45]-[.D64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46]-[.D64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volta redon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647]-[.D647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48]-[.D64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49]-[.D64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50]-[.D65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mana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1]-[.D65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2]-[.D65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brusqu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3]-[.D65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4]-[.D65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amazon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55]-[.D65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ypiranga 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56]-[.D65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57]-[.D65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operario p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58]-[.D65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brus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9]-[.D65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60]-[.D66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são jos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61]-[.D66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brusq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62]-[.D66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3]-[.D66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esportiv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64]-[.D66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caxi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65]-[.D66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grêm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6]-[.D66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aim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7]-[.D66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brasil r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68]-[.D66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ypiranga 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69]-[.D66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juventude 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70]-[.D67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internacional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71]-[.D67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são luiz 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72]-[.D67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avenid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73]-[.D67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novo hambur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74]-[.D67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flores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75]-[.D67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76]-[.D67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operario p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77]-[.D67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re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78]-[.D67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brus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79]-[.D67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80]-[.D68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alt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81]-[.D681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ypiranga 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2]-[.D68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mana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83]-[.D683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internacional santa mari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84]-[.D68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junh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85]-[.D68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ec novo horizon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686]-[.D686]" office:value-type="float" office:value="4" calcext:value-type="float">
            <text:p>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junh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america 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87]-[.D68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aparecid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88]-[.D68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aimo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89]-[.D68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julh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90]-[.D69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monso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1]-[.D69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julh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volta redond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92]-[.D69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monso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3]-[.D69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julh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confian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94]-[.D69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aim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5]-[.D69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agos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96]-[.D69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figueirens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97]-[.D69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novo horizon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98]-[.D698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agost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9]-[.D69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pouso aleg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00]-[.D70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brus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01]-[.D70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internacional santa mar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702]-[.D70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setemb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03]-[.D70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monso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04]-[.D704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setembr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são bernard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5]-[.D70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monso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6]-[.D70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setemb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são bernar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07]-[.D70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grêmio 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08]-[.D70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setemb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operario p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9]-[.D70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grêmio 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10]-[.D71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outub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brusqu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1]-[.D71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são luiz 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12]-[.D71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outubr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ão josé</text:p>
          </table:table-cell>
          <table:table-cell office:value-type="string" calcext:value-type="string">
            <text:p>são luiz 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13]-[.D71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fgf</text:p>
          </table:table-cell>
          <table:table-cell office:value-type="string" calcext:value-type="string">
            <text:p>outub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nova iguaç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4]-[.D71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botafogo r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15]-[.D71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audax 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16]-[.D71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resend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717]-[.D717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vas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18]-[.D71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fluminense r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19]-[.D71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portuguesa rj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720]-[.D72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feverei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flamengo rj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721]-[.D721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falc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2]-[.D722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bang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723]-[.D723]" office:value-type="float" office:value="4" calcext:value-type="float">
            <text:p>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madureir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24]-[.D724]" office:value-type="float" office:value="6" calcext:value-type="float">
            <text:p>6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boa vist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725]-[.D72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marc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fluminense r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26]-[.D72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atletico g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27]-[.D72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fluminense rj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728]-[.D728]" office:value-type="float" office:value="-7" calcext:value-type="float">
            <text:p>-7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arioca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bah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29]-[.D72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bah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30]-[.D730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pous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1]-[.D73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32]-[.D73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brusq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733]-[.D73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america 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34]-[.D734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paysand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35]-[.D735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mana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6]-[.D73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nautico 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37]-[.D73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38]-[.D73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são bernar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39]-[.D739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ypiranga 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40]-[.D74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41]-[.D74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confian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2]-[.D74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amazon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743]-[.D743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são josé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44]-[.D74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alt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45]-[.D74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re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46]-[.D74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operario p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47]-[.D74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figueiren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48]-[.D748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apareciden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49]-[.D74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goncal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50]-[.D75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rio</text:p>
          </table:table-cell>
          <table:table-cell office:value-type="string" calcext:value-type="string">
            <text:p>agost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51]-[.D75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botafogo p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52]-[.D75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goncal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53]-[.D753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rio</text:p>
          </table:table-cell>
          <table:table-cell office:value-type="string" calcext:value-type="string">
            <text:p>setembr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54]-[.D75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55]-[.D755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botafogo p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56]-[.D75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setembr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olta redonda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7]-[.D75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outub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são luiz 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58]-[.D75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novo hambur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59]-[.D75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aven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0]-[.D76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internacional 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761]-[.D761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juventude 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62]-[.D76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são josé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63]-[.D76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aimo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64]-[.D76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brasil r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65]-[.D76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são francisco a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66]-[.D76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esportiv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67]-[.D767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caxi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768]-[.D76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gremio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69]-[.D76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mar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bragantino 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70]-[.D77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gremio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71]-[.D77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gremio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72]-[.D77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gaucho</text:p>
          </table:table-cell>
          <table:table-cell office:value-type="string" calcext:value-type="string">
            <text:p>marc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botafogo r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73]-[.D773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botafogo r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74]-[.D77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america 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75]-[.D77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76]-[.D77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paysandu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77]-[.D777]"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alt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778]-[.D77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mana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79]-[.D77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aparecid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80]-[.D78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81]-[.D78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são josé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82]-[.D78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operario p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83]-[.D783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84]-[.D78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confianc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85]-[.D78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ypiranga rs</text:p>
          </table:table-cell>
          <table:table-cell table:style-name="ce7" office:value-type="string" calcext:value-type="string">
            <text:p>nautico pe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formula="of:=[.C786]-[.D78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ie c</text:p>
          </table:table-cell>
          <table:table-cell table:style-name="ce7" office:value-type="string" calcext:value-type="string">
            <text:p>julho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ypiranga rs</text:p>
          </table:table-cell>
          <table:table-cell table:style-name="ce7" office:value-type="string" calcext:value-type="string">
            <text:p>pouso alegr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787]-[.D787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c</text:p>
          </table:table-cell>
          <table:table-cell table:style-name="ce7" office:value-type="string" calcext:value-type="string">
            <text:p>julh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8]-[.D78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re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89]-[.D78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lh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brusq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90]-[.D79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ypiranga rs</text:p>
          </table:table-cell>
          <table:table-cell table:style-name="ce7" office:value-type="string" calcext:value-type="string">
            <text:p>florest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formula="of:=[.C791]-[.D791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c</text:p>
          </table:table-cell>
          <table:table-cell table:style-name="ce7" office:value-type="string" calcext:value-type="string">
            <text:p>agosto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são bern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2]-[.D79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iranga rs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93]-[.D79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gost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jogos dos times da serie C 2023'.A1:'jogos dos times da serie C 2023'.L79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0T10:14:01.930291012</dc:date>
    <meta:editing-duration>P1DT16H27M39S</meta:editing-duration>
    <meta:editing-cycles>552</meta:editing-cycles>
    <meta:generator>LibreOffice/7.3.7.2$Linux_X86_64 LibreOffice_project/30$Build-2</meta:generator>
    <meta:document-statistic meta:table-count="1" meta:cell-count="9516" meta:object-count="0"/>
  </office:meta>
</office:document-meta>
</file>